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表格1" style:family="table">
      <style:table-properties style:width="13.293cm" fo:margin-left="2.572cm" table:align="left"/>
    </style:style>
    <style:style style:name="表格1.A" style:family="table-column">
      <style:table-column-properties style:column-width="2.794cm"/>
    </style:style>
    <style:style style:name="表格1.B" style:family="table-column">
      <style:table-column-properties style:column-width="2.307cm"/>
    </style:style>
    <style:style style:name="表格1.C" style:family="table-column">
      <style:table-column-properties style:column-width="2.392cm"/>
    </style:style>
    <style:style style:name="表格1.D" style:family="table-column">
      <style:table-column-properties style:column-width="3.006cm"/>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表格2" style:family="table">
      <style:table-properties style:width="13.293cm" fo:margin-left="2.593cm" table:align="left"/>
    </style:style>
    <style:style style:name="表格2.A" style:family="table-column">
      <style:table-column-properties style:column-width="2.773cm"/>
    </style:style>
    <style:style style:name="表格2.B" style:family="table-column">
      <style:table-column-properties style:column-width="2.286cm"/>
    </style:style>
    <style:style style:name="表格2.C" style:family="table-column">
      <style:table-column-properties style:column-width="2.413cm"/>
    </style:style>
    <style:style style:name="表格2.D" style:family="table-column">
      <style:table-column-properties style:column-width="2.985cm"/>
    </style:style>
    <style:style style:name="表格2.E" style:family="table-column">
      <style:table-column-properties style:column-width="2.836cm"/>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3" style:family="table">
      <style:table-properties style:width="13.293cm" fo:margin-left="2.614cm" table:align="left"/>
    </style:style>
    <style:style style:name="表格3.A" style:family="table-column">
      <style:table-column-properties style:column-width="2.794cm"/>
    </style:style>
    <style:style style:name="表格3.B" style:family="table-column">
      <style:table-column-properties style:column-width="2.201cm"/>
    </style:style>
    <style:style style:name="表格3.C" style:family="table-column">
      <style:table-column-properties style:column-width="2.498cm"/>
    </style:style>
    <style:style style:name="表格3.D" style:family="table-column">
      <style:table-column-properties style:column-width="2.9cm"/>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0.05pt solid #000000" fo:border-top="none" fo:border-bottom="0.05pt solid #000000"/>
    </style:style>
    <style:style style:name="表格4" style:family="table">
      <style:table-properties style:width="13.208cm" fo:margin-left="2.656cm" table:align="left"/>
    </style:style>
    <style:style style:name="表格4.A" style:family="table-column">
      <style:table-column-properties style:column-width="2.709cm"/>
    </style:style>
    <style:style style:name="表格4.B" style:family="table-column">
      <style:table-column-properties style:column-width="2.286cm"/>
    </style:style>
    <style:style style:name="表格4.C" style:family="table-column">
      <style:table-column-properties style:column-width="2.413cm"/>
    </style:style>
    <style:style style:name="表格4.D" style:family="table-column">
      <style:table-column-properties style:column-width="2.985cm"/>
    </style:style>
    <style:style style:name="表格4.E" style:family="table-column">
      <style:table-column-properties style:column-width="2.815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P1" style:family="paragraph" style:parent-style-name="_31_6PT_20_--_20_對齊邊線">
      <style:paragraph-properties fo:text-align="center" style:justify-single-word="false"/>
    </style:style>
    <style:style style:name="P2" style:family="paragraph" style:parent-style-name="_31_6PT_20_--_20_對齊邊線">
      <style:paragraph-properties fo:text-align="center" style:justify-single-word="false"/>
      <style:text-properties officeooo:rsid="001431fa" style:language-asian="zh" style:country-asian="TW"/>
    </style:style>
    <style:style style:name="P3" style:family="paragraph" style:parent-style-name="_31_4PT_20_--_20_對齊邊線">
      <style:text-properties officeooo:paragraph-rsid="0026f946" style:language-asian="zh" style:country-asian="TW"/>
    </style:style>
    <style:style style:name="P4" style:family="paragraph" style:parent-style-name="Table_20_Contents">
      <style:text-properties fo:font-size="14pt" style:font-size-asian="14pt"/>
    </style:style>
    <style:style style:name="P5" style:family="paragraph" style:parent-style-name="Table_20_Contents">
      <style:text-properties fo:font-size="14pt" style:font-size-asian="14pt" style:language-asian="zh" style:country-asian="TW"/>
    </style:style>
    <style:style style:name="P6" style:family="paragraph" style:parent-style-name="Table_20_Contents">
      <style:paragraph-properties fo:text-align="center" style:justify-single-word="false"/>
      <style:text-properties fo:font-size="14pt" style:font-size-asian="14pt" style:language-asian="zh" style:country-asian="TW"/>
    </style:style>
    <style:style style:name="P7" style:family="paragraph" style:parent-style-name="Table_20_Contents">
      <style:paragraph-properties fo:text-align="center" style:justify-single-word="false"/>
      <style:text-properties fo:font-size="14pt" officeooo:paragraph-rsid="005bf136" style:font-size-asian="14pt" style:language-asian="zh" style:country-asian="TW"/>
    </style:style>
    <style:style style:name="P8" style:family="paragraph" style:parent-style-name="Table_20_Contents">
      <style:paragraph-properties fo:text-align="center" style:justify-single-word="false"/>
      <style:text-properties fo:font-size="14pt" officeooo:rsid="00657b98" officeooo:paragraph-rsid="00657b98" style:font-size-asian="14pt" style:language-asian="zh" style:country-asian="TW"/>
    </style:style>
    <style:style style:name="P9" style:family="paragraph" style:parent-style-name="Table_20_Contents">
      <style:paragraph-properties fo:text-align="center" style:justify-single-word="false"/>
      <style:text-properties fo:font-size="14pt" style:font-size-asian="14pt"/>
    </style:style>
    <style:style style:name="P10" style:family="paragraph" style:parent-style-name="Text_20_body">
      <style:text-properties fo:color="#000000" style:font-name="標楷體1" fo:font-size="14pt" officeooo:paragraph-rsid="0054543d" style:font-name-asian="標楷體1" style:font-size-asian="14pt" style:language-asian="zh" style:country-asian="TW" style:font-size-complex="14pt"/>
    </style:style>
    <style:style style:name="P11" style:family="paragraph" style:parent-style-name="Standard" style:list-style-name="_31_4pt完整十層_3010_壹_3001_一_3001__28_一_29_1._28_1_29_A.a.甲_3001__28_甲_29__2460__3011_">
      <style:text-properties officeooo:paragraph-rsid="00657b98" style:language-asian="zh" style:country-asian="TW"/>
    </style:style>
    <style:style style:name="P12" style:family="paragraph" style:parent-style-name="_31_4PT_20_--_20_對齊邊線" style:list-style-name="_31_4pt完整十層_3010_壹_3001_一_3001__28_一_29_1._28_1_29_A.a.甲_3001__28_甲_29__2460__3011_"/>
    <style:style style:name="P13" style:family="paragraph" style:parent-style-name="_31_4PT_20_--_20_對齊邊線" style:list-style-name="_31_4pt完整十層_3010_壹_3001_一_3001__28_一_29_1._28_1_29_A.a.甲_3001__28_甲_29__2460__3011_">
      <style:text-properties officeooo:paragraph-rsid="004b2560"/>
    </style:style>
    <style:style style:name="P14" style:family="paragraph" style:parent-style-name="_31_4PT_20_--_20_對齊邊線" style:list-style-name="_31_4pt完整十層_3010_壹_3001_一_3001__28_一_29_1._28_1_29_A.a.甲_3001__28_甲_29__2460__3011_">
      <style:text-properties officeooo:paragraph-rsid="006639a6"/>
    </style:style>
    <style:style style:name="P15" style:family="paragraph" style:parent-style-name="_31_4PT_20_--_20_對齊邊線" style:list-style-name="_31_4pt完整十層_3010_壹_3001_一_3001__28_一_29_1._28_1_29_A.a.甲_3001__28_甲_29__2460__3011_">
      <style:text-properties officeooo:paragraph-rsid="0043efee"/>
    </style:style>
    <style:style style:name="P16" style:family="paragraph" style:parent-style-name="_31_4PT_20_--_20_對齊邊線" style:list-style-name="_31_4pt完整十層_3010_壹_3001_一_3001__28_一_29_1._28_1_29_A.a.甲_3001__28_甲_29__2460__3011_">
      <style:text-properties officeooo:paragraph-rsid="004c640a"/>
    </style:style>
    <style:style style:name="P17" style:family="paragraph" style:parent-style-name="_31_4PT_20_--_20_對齊邊線" style:list-style-name="_31_4pt完整十層_3010_壹_3001_一_3001__28_一_29_1._28_1_29_A.a.甲_3001__28_甲_29__2460__3011_">
      <style:text-properties officeooo:paragraph-rsid="00685d6e"/>
    </style:style>
    <style:style style:name="P18" style:family="paragraph" style:parent-style-name="_31_4PT_20_--_20_對齊邊線" style:list-style-name="_31_4pt完整十層_3010_壹_3001_一_3001__28_一_29_1._28_1_29_A.a.甲_3001__28_甲_29__2460__3011_">
      <style:text-properties officeooo:paragraph-rsid="006c24fe"/>
    </style:style>
    <style:style style:name="P19" style:family="paragraph" style:parent-style-name="_31_4PT_20_--_20_對齊邊線" style:list-style-name="_31_4pt完整十層_3010_壹_3001_一_3001__28_一_29_1._28_1_29_A.a.甲_3001__28_甲_29__2460__3011_">
      <style:text-properties style:language-asian="zh" style:country-asian="TW"/>
    </style:style>
    <style:style style:name="P20" style:family="paragraph" style:parent-style-name="_31_4PT_20_--_20_對齊邊線" style:list-style-name="_31_4pt完整十層_3010_壹_3001_一_3001__28_一_29_1._28_1_29_A.a.甲_3001__28_甲_29__2460__3011_">
      <style:text-properties officeooo:paragraph-rsid="005bf136" style:language-asian="zh" style:country-asian="TW"/>
    </style:style>
    <style:style style:name="P21" style:family="paragraph" style:parent-style-name="_31_4PT_20_--_20_對齊邊線" style:list-style-name="_31_4pt完整十層_3010_壹_3001_一_3001__28_一_29_1._28_1_29_A.a.甲_3001__28_甲_29__2460__3011_">
      <style:text-properties officeooo:paragraph-rsid="0014b2fc" style:language-asian="zh" style:country-asian="TW"/>
    </style:style>
    <style:style style:name="P22" style:family="paragraph" style:parent-style-name="_31_4PT_20_--_20_對齊邊線" style:list-style-name="_31_4pt完整十層_3010_壹_3001_一_3001__28_一_29_1._28_1_29_A.a.甲_3001__28_甲_29__2460__3011_">
      <style:text-properties officeooo:paragraph-rsid="004b2560" style:language-asian="zh" style:country-asian="TW"/>
    </style:style>
    <style:style style:name="P23" style:family="paragraph" style:parent-style-name="_31_4PT_20_--_20_對齊邊線" style:list-style-name="_31_4pt完整十層_3010_壹_3001_一_3001__28_一_29_1._28_1_29_A.a.甲_3001__28_甲_29__2460__3011_">
      <style:text-properties officeooo:paragraph-rsid="006639a6" style:language-asian="zh" style:country-asian="TW"/>
    </style:style>
    <style:style style:name="P24" style:family="paragraph" style:parent-style-name="_31_4PT_20_--_20_對齊邊線" style:list-style-name="_31_4pt完整十層_3010_壹_3001_一_3001__28_一_29_1._28_1_29_A.a.甲_3001__28_甲_29__2460__3011_">
      <style:text-properties officeooo:paragraph-rsid="0016a084" style:language-asian="zh" style:country-asian="TW"/>
    </style:style>
    <style:style style:name="P25" style:family="paragraph" style:parent-style-name="_31_4PT_20_--_20_對齊邊線" style:list-style-name="_31_4pt完整十層_3010_壹_3001_一_3001__28_一_29_1._28_1_29_A.a.甲_3001__28_甲_29__2460__3011_">
      <style:text-properties officeooo:paragraph-rsid="001431fa" style:language-asian="zh" style:country-asian="TW"/>
    </style:style>
    <style:style style:name="P26" style:family="paragraph" style:parent-style-name="_31_4PT_20_--_20_對齊邊線" style:list-style-name="_31_4pt完整十層_3010_壹_3001_一_3001__28_一_29_1._28_1_29_A.a.甲_3001__28_甲_29__2460__3011_">
      <style:text-properties officeooo:paragraph-rsid="0043efee" style:language-asian="zh" style:country-asian="TW"/>
    </style:style>
    <style:style style:name="P27" style:family="paragraph" style:parent-style-name="_31_4PT_20_--_20_對齊邊線" style:list-style-name="_31_4pt完整十層_3010_壹_3001_一_3001__28_一_29_1._28_1_29_A.a.甲_3001__28_甲_29__2460__3011_">
      <style:text-properties style:font-name="標楷體1" fo:font-size="14pt" officeooo:paragraph-rsid="005bf136" style:font-name-asian="標楷體1" style:font-size-asian="14pt" style:language-asian="zh" style:country-asian="TW" style:font-size-complex="14pt"/>
    </style:style>
    <style:style style:name="P28" style:family="paragraph" style:parent-style-name="_31_4PT_20_--_20_對齊邊線" style:list-style-name="_31_4pt完整十層_3010_壹_3001_一_3001__28_一_29_1._28_1_29_A.a.甲_3001__28_甲_29__2460__3011_">
      <style:text-properties fo:font-size="14pt" officeooo:paragraph-rsid="005bf136" style:font-name-asian="標楷體1" style:font-size-asian="14pt" style:language-asian="zh" style:country-asian="TW" style:font-size-complex="14pt"/>
    </style:style>
    <style:style style:name="P29"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4b2fc" style:font-name-asian="標楷體" style:font-size-asian="14pt" style:language-asian="zh" style:country-asian="TW" style:font-style-asian="normal" style:font-weight-asian="normal" style:font-size-complex="14pt"/>
    </style:style>
    <style:style style:name="P30"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4b2560" style:font-name-asian="標楷體" style:font-size-asian="14pt" style:language-asian="zh" style:country-asian="TW" style:font-style-asian="normal" style:font-weight-asian="normal" style:font-size-complex="14pt"/>
    </style:style>
    <style:style style:name="P31" style:family="paragraph" style:parent-style-name="_31_4PT_20_--_20_對齊邊線" style:list-style-name="_31_4pt完整十層_3010_壹_3001_一_3001__28_一_29_1._28_1_29_A.a.甲_3001__28_甲_29__2460__3011_">
      <style:text-properties style:font-name="Times New Roman2" fo:font-size="14pt" fo:letter-spacing="0.049cm" fo:language="en" fo:country="US" fo:font-style="normal" fo:font-weight="normal" officeooo:paragraph-rsid="004b2560" style:font-name-asian="標楷體" style:font-size-asian="14pt" style:language-asian="zh" style:country-asian="TW" style:font-style-asian="normal" style:font-weight-asian="normal" style:font-size-complex="14pt"/>
    </style:style>
    <style:style style:name="P32"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left="2cm" fo:margin-right="0cm" fo:margin-top="0cm" fo:margin-bottom="0cm" loext:contextual-spacing="false" fo:line-height="0.882cm" fo:text-align="justify" style:justify-single-word="false" fo:text-indent="-1cm" style:auto-text-indent="false" fo:background-color="transparent" style:shadow="none" style:text-autospace="none" style:punctuation-wrap="simple" style:line-break="normal">
        <style:tab-stops/>
      </style:paragraph-properties>
      <style:text-properties officeooo:paragraph-rsid="00263410" style:language-asian="zh" style:country-asian="TW"/>
    </style:style>
    <style:style style:name="T1" style:family="text">
      <style:text-properties officeooo:rsid="00114e8a"/>
    </style:style>
    <style:style style:name="T2" style:family="text">
      <style:text-properties style:language-asian="zh" style:country-asian="TW"/>
    </style:style>
    <style:style style:name="T3" style:family="text">
      <style:text-properties officeooo:rsid="00114e8a" style:language-asian="zh" style:country-asian="TW"/>
    </style:style>
    <style:style style:name="T4" style:family="text">
      <style:text-properties officeooo:rsid="001fe0b8" style:language-asian="zh" style:country-asian="TW"/>
    </style:style>
    <style:style style:name="T5" style:family="text">
      <style:text-properties officeooo:rsid="005fd213" style:language-asian="zh" style:country-asian="TW"/>
    </style:style>
    <style:style style:name="T6" style:family="text">
      <style:text-properties style:font-name="Times New Roman2" fo:font-size="14pt" fo:font-style="normal" fo:font-weight="normal" style:font-name-asian="標楷體" style:font-size-asian="14pt" style:font-style-asian="normal" style:font-weight-asian="normal" style:font-size-complex="14pt"/>
    </style:style>
    <style:style style:name="T7" style:family="text">
      <style:text-properties style:font-name="Times New Roman2" fo:font-size="14pt" fo:font-style="normal" fo:font-weight="normal" officeooo:rsid="0040fcf9" style:font-name-asian="標楷體" style:font-size-asian="14pt" style:font-style-asian="normal" style:font-weight-asian="normal" style:font-size-complex="14pt"/>
    </style:style>
    <style:style style:name="T8" style:family="text">
      <style:text-properties style:font-name="Times New Roman2" fo:font-size="14pt" fo:font-style="normal" fo:font-weight="normal" officeooo:rsid="0043efee" style:font-name-asian="標楷體" style:font-size-asian="14pt" style:font-style-asian="normal" style:font-weight-asian="normal" style:font-size-complex="14pt"/>
    </style:style>
    <style:style style:name="T9" style:family="text">
      <style:text-properties style:font-name="Times New Roman2" fo:font-size="14pt" fo:font-style="normal" fo:font-weight="normal" officeooo:rsid="00660ce9" style:font-name-asian="標楷體" style:font-size-asian="14pt" style:font-style-asian="normal" style:font-weight-asian="normal" style:font-size-complex="14pt"/>
    </style:style>
    <style:style style:name="T10" style:family="text">
      <style:text-properties style:font-name="Times New Roman2" fo:font-size="14pt" fo:font-style="normal" fo:font-weight="normal" officeooo:rsid="006b0fd1" style:font-name-asian="標楷體" style:font-size-asian="14pt" style:font-style-asian="normal" style:font-weight-asian="normal" style:font-size-complex="14pt"/>
    </style:style>
    <style:style style:name="T11" style:family="text">
      <style:text-properties style:font-name="Times New Roman2" fo:font-size="14pt" fo:font-style="normal" fo:font-weight="normal" officeooo:rsid="0043efee" style:font-name-asian="標楷體" style:font-size-asian="14pt" style:language-asian="zh" style:country-asian="TW" style:font-style-asian="normal" style:font-weight-asian="normal" style:font-size-complex="14pt"/>
    </style:style>
    <style:style style:name="T12" style:family="text">
      <style:text-properties style:font-name="Times New Roman2" fo:font-size="14pt" fo:font-style="normal" fo:font-weight="normal" officeooo:rsid="006053f3" style:font-name-asian="標楷體" style:font-size-asian="14pt" style:language-asian="zh" style:country-asian="TW" style:font-style-asian="normal" style:font-weight-asian="normal" style:font-size-complex="14pt"/>
    </style:style>
    <style:style style:name="T13" style:family="text">
      <style:text-properties style:font-name="Times New Roman2" fo:font-size="14pt" fo:letter-spacing="0.049cm" fo:font-style="normal" fo:font-weight="normal" style:font-name-asian="標楷體" style:font-size-asian="14pt" style:font-style-asian="normal" style:font-weight-asian="normal" style:font-size-complex="14pt"/>
    </style:style>
    <style:style style:name="T14" style:family="text">
      <style:text-properties style:font-name="Times New Roman2" fo:font-size="14pt" fo:letter-spacing="0.049cm" fo:font-style="normal" fo:font-weight="normal" style:font-name-asian="標楷體" style:font-size-asian="14pt" style:language-asian="zh" style:country-asian="TW" style:font-style-asian="normal" style:font-weight-asian="normal" style:font-size-complex="14pt"/>
    </style:style>
    <style:style style:name="T15" style:family="text">
      <style:text-properties style:font-name="Times New Roman2" fo:font-size="14pt" fo:letter-spacing="0.049cm" fo:language="en" fo:country="US" fo:font-style="normal" fo:font-weight="normal" style:font-name-asian="標楷體" style:font-size-asian="14pt" style:font-style-asian="normal" style:font-weight-asian="normal" style:font-size-complex="14pt"/>
    </style:style>
    <style:style style:name="T16" style:family="text">
      <style:text-properties style:font-name="Times New Roman2" fo:font-size="14pt" fo:letter-spacing="0.049cm" fo:language="en" fo:country="US" fo:font-style="normal" fo:font-weight="normal" style:font-name-asian="標楷體" style:font-size-asian="14pt" style:language-asian="zh" style:country-asian="TW" style:font-style-asian="normal" style:font-weight-asian="normal" style:font-size-complex="14pt"/>
    </style:style>
    <style:style style:name="T17" style:family="text">
      <style:text-properties style:font-name="Times New Roman2" fo:font-size="14pt" fo:letter-spacing="0.049cm" fo:language="en" fo:country="US" fo:font-style="normal" style:text-underline-style="solid" style:text-underline-width="auto" style:text-underline-color="font-color" fo:font-weight="normal" style:font-name-asian="標楷體" style:font-size-asian="14pt" style:font-style-asian="normal" style:font-weight-asian="normal" style:font-size-complex="14pt"/>
    </style:style>
    <style:style style:name="T18" style:family="text">
      <style:text-properties style:font-name="標楷體1" fo:font-size="14pt" style:font-name-asian="標楷體1" style:font-size-asian="14pt" style:font-size-complex="14pt"/>
    </style:style>
    <style:style style:name="T19" style:family="text">
      <style:text-properties style:font-name="標楷體1" fo:font-size="14pt" style:letter-kerning="false" style:font-name-asian="標楷體1" style:font-size-asian="14pt" style:font-size-complex="14pt"/>
    </style:style>
    <style:style style:name="T20" style:family="text">
      <style:text-properties fo:color="#000000" style:font-name="Times New Roman2" fo:font-size="14pt" fo:font-style="normal" fo:font-weight="normal" style:font-name-asian="標楷體" style:font-size-asian="14pt" style:language-asian="zh" style:country-asian="TW" style:font-style-asian="normal" style:font-weight-asian="normal" style:font-size-complex="14pt"/>
    </style:style>
    <style:style style:name="T21" style:family="text">
      <style:text-properties fo:color="#000000" style:font-name="Times New Roman2" fo:font-size="14pt" fo:font-style="normal" fo:font-weight="normal" officeooo:rsid="0071f51e" style:font-name-asian="標楷體" style:font-size-asian="14pt" style:language-asian="zh" style:country-asian="TW" style:font-style-asian="normal" style:font-weight-asian="normal" style:font-size-complex="14pt"/>
    </style:style>
    <style:style style:name="T22" style:family="text">
      <style:text-properties fo:color="#000000" style:font-name="Times New Roman2" fo:font-size="14pt" fo:language="en" fo:country="US" fo:font-style="normal" fo:font-weight="normal" style:font-name-asian="標楷體" style:font-size-asian="14pt" style:language-asian="zh" style:country-asian="TW" style:font-style-asian="normal" style:font-weight-asian="normal" style:font-size-complex="14pt"/>
    </style:style>
    <style:style style:name="T23" style:family="text">
      <style:text-properties fo:font-size="14pt" style:font-name-asian="標楷體1" style:font-size-asian="14pt" style:font-size-complex="14pt"/>
    </style:style>
    <style:style style:name="T24" style:family="text">
      <style:text-properties fo:font-size="14pt" officeooo:rsid="00657b98" style:font-name-asian="標楷體1" style:font-size-asian="14pt" style:font-size-complex="14pt"/>
    </style:style>
    <style:style style:name="T25" style:family="text">
      <style:text-properties fo:language="en" fo:country="US"/>
    </style:style>
    <style:style style:name="T26" style:family="text">
      <style:text-properties officeooo:rsid="00657b98"/>
    </style:style>
    <style:style style:name="T2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1"><text:span text:style-name="T2">107年度</text:span><text:span text:style-name="T5">9</text:span><text:span text:style-name="T2">月份第1次主管</text:span>會議<text:span text:style-name="T2">紀錄</text:span></text:p>
      <text:list xml:id="list6814916102566971296" text:style-name="_31_4pt完整十層_3010_壹_3001_一_3001__28_一_29_1._28_1_29_A.a.甲_3001__28_甲_29__2460__3011_">
        <text:list-header>
          <text:p text:style-name="P12"/>
        </text:list-header>
        <text:list-item>
          <text:p text:style-name="P12">時　　間：<text:span text:style-name="T2">107</text:span>年<text:span text:style-name="T5">9</text:span>月<text:span text:style-name="T5">11</text:span>日(星期<text:span text:style-name="T4">三</text:span>) <text:span text:style-name="T2">下</text:span>午<text:span text:style-name="T5">3</text:span>時<text:span text:style-name="T2">整</text:span></text:p>
        </text:list-item>
        <text:list-item>
          <text:p text:style-name="P12">開會地點：<text:span text:style-name="T2">四樓會議室</text:span></text:p>
        </text:list-item>
        <text:list-item>
          <text:p text:style-name="P12">主　　席：<text:span text:style-name="T2">代理主任 張欣怡</text:span> <text:s text:c="26"/><text:span text:style-name="T1">記錄：</text:span><text:span text:style-name="T3">陳苑蒨</text:span></text:p>
        </text:list-item>
        <text:list-item>
          <text:p text:style-name="P12">出席人員：<text:span text:style-name="T2">陳慧懿、戴清文、周力行、游玉玲</text:span></text:p>
        </text:list-item>
        <text:list-item>
          <text:p text:style-name="P12">報告事項：</text:p>
          <text:list>
            <text:list-item>
              <text:p text:style-name="P19">第一課</text:p>
              <text:list>
                <text:list-item>
                  <text:p text:style-name="P27">本課107年8月業務推動情形如下：</text:p>
                  <text:list>
                    <text:list-item>
                      <text:p text:style-name="P20">登記案件</text:p>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column table:style-name="表格1.A"/>
        <table:table-row>
          <table:table-cell table:style-name="表格1.A1" office:value-type="string">
            <text:p text:style-name="P9"/>
          </table:table-cell>
          <table:table-cell table:style-name="表格1.A1" office:value-type="string">
            <text:p text:style-name="P6">本月</text:p>
            <text:p text:style-name="P6">(8月)</text:p>
          </table:table-cell>
          <table:table-cell table:style-name="表格1.A1" office:value-type="string">
            <text:p text:style-name="P6">上月</text:p>
            <text:p text:style-name="P6">(7月)</text:p>
          </table:table-cell>
          <table:table-cell table:style-name="表格1.A1" office:value-type="string">
            <text:p text:style-name="P7">本月與上月</text:p>
            <text:p text:style-name="P7">增減率</text:p>
          </table:table-cell>
          <table:table-cell table:style-name="表格1.E1" office:value-type="string">
            <text:p text:style-name="P6">107年1-8月</text:p>
            <text:p text:style-name="P6">累計總數</text:p>
          </table:table-cell>
        </table:table-row>
        <table:table-row>
          <table:table-cell table:style-name="表格1.A2" office:value-type="string">
            <text:p text:style-name="P6">件數</text:p>
          </table:table-cell>
          <table:table-cell table:style-name="表格1.A2" office:value-type="string">
            <text:p text:style-name="P6">1,776</text:p>
          </table:table-cell>
          <table:table-cell table:style-name="表格1.A2" office:value-type="string">
            <text:p text:style-name="P6">1,989</text:p>
          </table:table-cell>
          <table:table-cell table:style-name="表格1.A2" office:value-type="string">
            <text:p text:style-name="P6">-10.71%</text:p>
          </table:table-cell>
          <table:table-cell table:style-name="表格1.E2" office:value-type="string">
            <text:p text:style-name="P6">14,581</text:p>
          </table:table-cell>
        </table:table-row>
        <table:table-row>
          <table:table-cell table:style-name="表格1.A2" office:value-type="string">
            <text:p text:style-name="P6">筆數</text:p>
          </table:table-cell>
          <table:table-cell table:style-name="表格1.A2" office:value-type="string">
            <text:p text:style-name="P6">5,213</text:p>
          </table:table-cell>
          <table:table-cell table:style-name="表格1.A2" office:value-type="string">
            <text:p text:style-name="P6">6,477</text:p>
          </table:table-cell>
          <table:table-cell table:style-name="表格1.A2" office:value-type="string">
            <text:p text:style-name="P6">-19.52%</text:p>
          </table:table-cell>
          <table:table-cell table:style-name="表格1.E2" office:value-type="string">
            <text:p text:style-name="P6">45,679</text:p>
          </table:table-cell>
        </table:table-row>
        <table:table-row>
          <table:table-cell table:style-name="表格1.A2" office:value-type="string">
            <text:p text:style-name="P6">棟數</text:p>
          </table:table-cell>
          <table:table-cell table:style-name="表格1.A2" office:value-type="string">
            <text:p text:style-name="P6">1,978</text:p>
          </table:table-cell>
          <table:table-cell table:style-name="表格1.A2" office:value-type="string">
            <text:p text:style-name="P6">2,077</text:p>
          </table:table-cell>
          <table:table-cell table:style-name="表格1.A2" office:value-type="string">
            <text:p text:style-name="P6">-4.77%</text:p>
          </table:table-cell>
          <table:table-cell table:style-name="表格1.E2" office:value-type="string">
            <text:p text:style-name="P6">17,297</text:p>
          </table:table-cell>
        </table:table-row>
      </table:table>
      <text:list xml:id="list151517910532247" text:continue-numbering="true" text:style-name="_31_4pt完整十層_3010_壹_3001_一_3001__28_一_29_1._28_1_29_A.a.甲_3001__28_甲_29__2460__3011_">
        <text:list-item>
          <text:list>
            <text:list-item>
              <text:list>
                <text:list-item>
                  <text:list>
                    <text:list-item>
                      <text:p text:style-name="P20">主動通知繼承人申辦繼承登記</text:p>
                    </text:list-item>
                  </text:list>
                </text:list-item>
              </text:list>
            </text:list-item>
          </text:list>
        </text:list-item>
      </text:list>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9"/>
          </table:table-cell>
          <table:table-cell table:style-name="表格2.A1" office:value-type="string">
            <text:p text:style-name="P6">本月</text:p>
            <text:p text:style-name="P6">(8月)</text:p>
          </table:table-cell>
          <table:table-cell table:style-name="表格2.A1" office:value-type="string">
            <text:p text:style-name="P6">上月</text:p>
            <text:p text:style-name="P6">(7月)</text:p>
          </table:table-cell>
          <table:table-cell table:style-name="表格2.A1" office:value-type="string">
            <text:p text:style-name="P7">本月與上月</text:p>
            <text:p text:style-name="P7">增減率</text:p>
          </table:table-cell>
          <table:table-cell table:style-name="表格2.E1" office:value-type="string">
            <text:p text:style-name="P6">107年1-8月</text:p>
            <text:p text:style-name="P6">累計總數</text:p>
          </table:table-cell>
        </table:table-row>
        <table:table-row>
          <table:table-cell table:style-name="表格2.A2" office:value-type="string">
            <text:p text:style-name="P6">件數</text:p>
          </table:table-cell>
          <table:table-cell table:style-name="表格2.A2" office:value-type="string">
            <text:p text:style-name="P6">36</text:p>
          </table:table-cell>
          <table:table-cell table:style-name="表格2.A2" office:value-type="string">
            <text:p text:style-name="P6">47</text:p>
          </table:table-cell>
          <table:table-cell table:style-name="表格2.A2" office:value-type="string">
            <text:p text:style-name="P6">-23.40%</text:p>
          </table:table-cell>
          <table:table-cell table:style-name="表格2.E2" office:value-type="string">
            <text:p text:style-name="P8">363</text:p>
          </table:table-cell>
        </table:table-row>
        <table:table-row>
          <table:table-cell table:style-name="表格2.A2" office:value-type="string">
            <text:p text:style-name="P6">筆數</text:p>
          </table:table-cell>
          <table:table-cell table:style-name="表格2.A2" office:value-type="string">
            <text:p text:style-name="P6">166</text:p>
          </table:table-cell>
          <table:table-cell table:style-name="表格2.A2" office:value-type="string">
            <text:p text:style-name="P6">294</text:p>
          </table:table-cell>
          <table:table-cell table:style-name="表格2.A2" office:value-type="string">
            <text:p text:style-name="P6">-43.54%</text:p>
          </table:table-cell>
          <table:table-cell table:style-name="表格2.E2" office:value-type="string">
            <text:p text:style-name="P8">1,787</text:p>
          </table:table-cell>
        </table:table-row>
        <table:table-row>
          <table:table-cell table:style-name="表格2.A2" office:value-type="string">
            <text:p text:style-name="P6">棟數</text:p>
          </table:table-cell>
          <table:table-cell table:style-name="表格2.A2" office:value-type="string">
            <text:p text:style-name="P6">31</text:p>
          </table:table-cell>
          <table:table-cell table:style-name="表格2.A2" office:value-type="string">
            <text:p text:style-name="P6">33</text:p>
          </table:table-cell>
          <table:table-cell table:style-name="表格2.A2" office:value-type="string">
            <text:p text:style-name="P8">-6.06%</text:p>
          </table:table-cell>
          <table:table-cell table:style-name="表格2.E2" office:value-type="string">
            <text:p text:style-name="P8">311</text:p>
          </table:table-cell>
        </table:table-row>
      </table:table>
      <text:list xml:id="list151517112830013" text:continue-numbering="true" text:style-name="_31_4pt完整十層_3010_壹_3001_一_3001__28_一_29_1._28_1_29_A.a.甲_3001__28_甲_29__2460__3011_">
        <text:list-item>
          <text:list>
            <text:list-item>
              <text:list>
                <text:list-item>
                  <text:list>
                    <text:list-item>
                      <text:p text:style-name="P20">登記簿謄本核發</text:p>
                    </text:list-item>
                  </text:list>
                </text:list-item>
              </text:list>
            </text:list-item>
          </text:list>
        </text:list-item>
      </text:list>
      <table:table table:name="表格3" table:style-name="表格3">
        <table:table-column table:style-name="表格3.A"/>
        <table:table-column table:style-name="表格3.B"/>
        <table:table-column table:style-name="表格3.C"/>
        <table:table-column table:style-name="表格3.D" table:number-columns-repeated="2"/>
        <table:table-row>
          <table:table-cell table:style-name="表格3.A1" office:value-type="string">
            <text:p text:style-name="P4"/>
          </table:table-cell>
          <table:table-cell table:style-name="表格3.A1" office:value-type="string">
            <text:p text:style-name="P6">本月</text:p>
            <text:p text:style-name="P6">(8月)</text:p>
          </table:table-cell>
          <table:table-cell table:style-name="表格3.A1" office:value-type="string">
            <text:p text:style-name="P6">上月</text:p>
            <text:p text:style-name="P6">(7月)</text:p>
          </table:table-cell>
          <table:table-cell table:style-name="表格3.A1" office:value-type="string">
            <text:p text:style-name="P7">本月與上月</text:p>
            <text:p text:style-name="P7">增減率</text:p>
          </table:table-cell>
          <table:table-cell table:style-name="表格3.E1" office:value-type="string">
            <text:p text:style-name="P6">107年1-8月</text:p>
            <text:p text:style-name="P6">累計總數</text:p>
          </table:table-cell>
        </table:table-row>
        <table:table-row>
          <table:table-cell table:style-name="表格3.A2" office:value-type="string">
            <text:p text:style-name="P6">件數</text:p>
          </table:table-cell>
          <table:table-cell table:style-name="表格3.A2" office:value-type="string">
            <text:p text:style-name="P8">1,074</text:p>
          </table:table-cell>
          <table:table-cell table:style-name="表格3.A2" office:value-type="string">
            <text:p text:style-name="P6">1,121</text:p>
          </table:table-cell>
          <table:table-cell table:style-name="表格3.A2" office:value-type="string">
            <text:p text:style-name="P8">-4.19%</text:p>
          </table:table-cell>
          <table:table-cell table:style-name="表格3.E2" office:value-type="string">
            <text:p text:style-name="P8">8,248</text:p>
          </table:table-cell>
        </table:table-row>
        <table:table-row>
          <table:table-cell table:style-name="表格3.A2" office:value-type="string">
            <text:p text:style-name="P6">張數</text:p>
          </table:table-cell>
          <table:table-cell table:style-name="表格3.A2" office:value-type="string">
            <text:p text:style-name="P8">6,325</text:p>
          </table:table-cell>
          <table:table-cell table:style-name="表格3.A2" office:value-type="string">
            <text:p text:style-name="P6">6,299</text:p>
          </table:table-cell>
          <table:table-cell table:style-name="表格3.A2" office:value-type="string">
            <text:p text:style-name="P8">0.41%</text:p>
          </table:table-cell>
          <table:table-cell table:style-name="表格3.E2" office:value-type="string">
            <text:p text:style-name="P8">40,784</text:p>
          </table:table-cell>
        </table:table-row>
      </table:table>
      <text:list xml:id="list151516479410699" text:continue-numbering="true" text:style-name="_31_4pt完整十層_3010_壹_3001_一_3001__28_一_29_1._28_1_29_A.a.甲_3001__28_甲_29__2460__3011_">
        <text:list-item>
          <text:list>
            <text:list-item>
              <text:list>
                <text:list-item>
                  <text:list>
                    <text:list-item>
                      <text:p text:style-name="P28">午休諮詢不打烊</text:p>
                      <text:p text:style-name="P28"/>
                    </text:list-item>
                  </text:list>
                </text:list-item>
              </text:list>
            </text:list-item>
          </text:list>
        </text:list-item>
      </text:list>
      <table:table table:name="表格4" table:style-name="表格4">
        <table:table-column table:style-name="表格4.A"/>
        <table:table-column table:style-name="表格4.B"/>
        <table:table-column table:style-name="表格4.C"/>
        <table:table-column table:style-name="表格4.D"/>
        <table:table-column table:style-name="表格4.E"/>
        <text:soft-page-break/>
        <table:table-row>
          <table:table-cell table:style-name="表格4.A1" office:value-type="string">
            <text:p text:style-name="P4"/>
          </table:table-cell>
          <table:table-cell table:style-name="表格4.A1" office:value-type="string">
            <text:p text:style-name="P6">本月</text:p>
            <text:p text:style-name="P6">(8月)</text:p>
          </table:table-cell>
          <table:table-cell table:style-name="表格4.A1" office:value-type="string">
            <text:p text:style-name="P6">上月</text:p>
            <text:p text:style-name="P6">(7月)</text:p>
          </table:table-cell>
          <table:table-cell table:style-name="表格4.A1" office:value-type="string">
            <text:p text:style-name="P7">本月與上月</text:p>
            <text:p text:style-name="P7">增減率</text:p>
          </table:table-cell>
          <table:table-cell table:style-name="表格4.E1" office:value-type="string">
            <text:p text:style-name="P6">107年1-8月</text:p>
            <text:p text:style-name="P6">累計總數</text:p>
          </table:table-cell>
        </table:table-row>
        <table:table-row>
          <table:table-cell table:style-name="表格4.A2" office:value-type="string">
            <text:p text:style-name="P5">件數</text:p>
          </table:table-cell>
          <table:table-cell table:style-name="表格4.A2" office:value-type="string">
            <text:p text:style-name="P8">219</text:p>
          </table:table-cell>
          <table:table-cell table:style-name="表格4.A2" office:value-type="string">
            <text:p text:style-name="P6">226</text:p>
          </table:table-cell>
          <table:table-cell table:style-name="表格4.A2" office:value-type="string">
            <text:p text:style-name="P8">-3.10%</text:p>
          </table:table-cell>
          <table:table-cell table:style-name="表格4.E2" office:value-type="string">
            <text:p text:style-name="P8">1,415</text:p>
          </table:table-cell>
        </table:table-row>
      </table:table>
      <text:list xml:id="list151517104719398" text:continue-numbering="true" text:style-name="_31_4pt完整十層_3010_壹_3001_一_3001__28_一_29_1._28_1_29_A.a.甲_3001__28_甲_29__2460__3011_">
        <text:list-item>
          <text:list>
            <text:list-item>
              <text:list>
                <text:list-item>
                  <text:list>
                    <text:list-item>
                      <text:p text:style-name="P28">受理人民申請退還當年度屬2萬元以下地政規費案件：<text:span text:style-name="T26">10</text:span>件。</text:p>
                    </text:list-item>
                    <text:list-item>
                      <text:p text:style-name="P20"><text:span text:style-name="預設段落字型"><text:span text:style-name="T23">法令研討2次，分別於</text:span></text:span><text:span text:style-name="預設段落字型"><text:span text:style-name="T24">8</text:span></text:span><text:span text:style-name="預設段落字型"><text:span text:style-name="T23">月1</text:span></text:span><text:span text:style-name="預設段落字型"><text:span text:style-name="T24">6</text:span></text:span><text:span text:style-name="預設段落字型"><text:span text:style-name="T18">、</text:span></text:span><text:span text:style-name="預設段落字型"><text:span text:style-name="T23">2</text:span></text:span><text:span text:style-name="預設段落字型"><text:span text:style-name="T24">8</text:span></text:span><text:span text:style-name="預設段落字型"><text:span text:style-name="T23">日辦理。</text:span></text:span> </text:p>
                    </text:list-item>
                  </text:list>
                </text:list-item>
                <text:list-item>
                  <text:p text:style-name="P11"><text:span text:style-name="預設段落字型"><text:span text:style-name="T19">本課於9月1日（星期六）辦理107年度中山區新仙洞段(第1期)地籍圖重測轉檔作業，轉檔內容計有土地32筆、建物43棟，感謝周詩穎、吳翠萍、高淑芳、何庭瑋、陳莉娟等同仁於該日到所配合相關轉檔作業。</text:span></text:span></text:p>
                </text:list-item>
                <text:list-item>
                  <text:p text:style-name="P11"><text:span text:style-name="預設段落字型"><text:span text:style-name="T19">107年度中山區新仙洞段(第1期)地籍圖重測通知權利人換發書狀作業， 已於9月7日寄發通知書，本次總計通知土地所有權人2人、建物所有權人3人（以人歸戶）。</text:span></text:span><text:span text:style-name="預設段落字型"><text:span text:style-name="T18"> </text:span></text:span></text:p>
                </text:list-item>
              </text:list>
            </text:list-item>
            <text:list-item>
              <text:p text:style-name="P19">第二課</text:p>
              <text:list>
                <text:list-item>
                  <text:p text:style-name="P13"><text:span text:style-name="T16">為確保土地建物測量成果品質，業於9月3日派員至本市七堵簡易基線場辦理電子測距經緯儀檢校作業。 </text:span><text:span text:style-name="T14"><text:s text:c="2"/></text:span></text:p>
                </text:list-item>
                <text:list-item>
                  <text:p text:style-name="P29"><text:span text:style-name="T25">106</text:span>年度安樂自辦重測區(重測前武崙小段<text:span text:style-name="T25">9</text:span>、<text:span text:style-name="T25">9-1</text:span>、<text:span text:style-name="T25">10</text:span>、<text:span text:style-name="T25">11</text:span>地號)<text:span text:style-name="T25">4</text:span>筆土地嚴重重疊處理案，業已會同市府地政處於<text:span text:style-name="T25">8</text:span>月<text:span text:style-name="T25">29</text:span>日向市長面報，<text:span text:style-name="T27">本所業依當日會議決議事項處理完竣</text:span>。 <text:s text:c="4"/></text:p>
                </text:list-item>
                <text:list-item>
                  <text:p text:style-name="P21"><text:span text:style-name="T15">106年度安樂自辦重測區(基金三路)8筆土地重疊更正、4筆土地註銷案(權屬均為經濟部)，</text:span><text:span text:style-name="T17">業於9月7日簽陳市長核定中</text:span><text:span text:style-name="T15">。 <text:s text:c="3"/></text:span><text:span text:style-name="T13"><text:s text:c="2"/></text:span></text:p>
                </text:list-item>
                <text:list-item>
                  <text:p text:style-name="P32"><text:span text:style-name="T15">106</text:span><text:span text:style-name="T13">年度安樂自辦重測區界址爭議案目前僅剩</text:span><text:span text:style-name="T15">1</text:span><text:span text:style-name="T13">案(鼎富公司及經濟部）業於</text:span><text:span text:style-name="T15">8</text:span><text:span text:style-name="T13">月</text:span><text:span text:style-name="T15">30</text:span><text:span text:style-name="T13">日完成第</text:span><text:span text:style-name="T15">2</text:span><text:span text:style-name="T13">次調處作業，並以</text:span><text:span text:style-name="T15">107</text:span><text:span text:style-name="T13">年</text:span><text:span text:style-name="T15">9</text:span><text:span text:style-name="T13">月</text:span><text:span text:style-name="T15">12</text:span><text:span text:style-name="T13">日府授基安地所二字第</text:span><text:span text:style-name="T15">1070380019</text:span><text:span text:style-name="T13">號函送會議紀錄。 <text:s text:c="3"/></text:span></text:p>
                </text:list-item>
                <text:list-item>
                  <text:p text:style-name="P31">107年度中山區(仙洞段)重測(全部)委外作業辦理情形如下： </text:p>
                  <text:list>
                    <text:list-item>
                      <text:p text:style-name="P30">工作進度與預定進度符合。 </text:p>
                    </text:list-item>
                    <text:list-item>
                      <text:p text:style-name="P13"><text:span text:style-name="T14">第一期範圍重測</text:span><text:span text:style-name="T13">成果業於</text:span><text:span text:style-name="T15">8</text:span><text:span text:style-name="T13">月</text:span><text:span text:style-name="T15">31</text:span><text:span text:style-name="T13">日公告完竣，並於</text:span><text:span text:style-name="T15">9</text:span><text:span text:style-name="T13">月</text:span><text:span text:style-name="T15">1</text:span><text:span text:style-name="T13">日辦理完成重測成果轉檔作業。 </text:span></text:p>
                    </text:list-item>
                    <text:list-item>
                      <text:p text:style-name="P14"><text:span text:style-name="T14">第二期範圍</text:span><text:span text:style-name="T13">土地協助指界作業已完成。 </text:span><text:span text:style-name="T14"><text:s/></text:span></text:p>
                    </text:list-item>
                    <text:list-item>
                      <text:p text:style-name="P30"><text:soft-page-break/>目前準備第二期重測成果公告相關事宜。 <text:s text:c="4"/></text:p>
                    </text:list-item>
                  </text:list>
                </text:list-item>
                <text:list-item>
                  <text:p text:style-name="P22"><text:span text:style-name="T15">107</text:span><text:span text:style-name="T13">年度中山區(中山段)重測(部分)委外作業辦理情形如下： </text:span></text:p>
                  <text:list>
                    <text:list-item>
                      <text:p text:style-name="P30">工作進度比預定進度略為落後(地籍調查表整理送審部分)。 </text:p>
                    </text:list-item>
                    <text:list-item>
                      <text:p text:style-name="P30">完成全區<text:span text:style-name="T25">438</text:span>筆私有土地之第一次地籍調查作業，即將完成調查界址查註，並趕辦地籍調查表，以利後續協助指界及戶地測量。 <text:s/></text:p>
                    </text:list-item>
                    <text:list-item>
                      <text:p text:style-name="P30">委外測量公司正積極進行戶地測量作業。 <text:s/></text:p>
                    </text:list-item>
                    <text:list-item>
                      <text:p text:style-name="P30">市府都市發展處業於<text:span text:style-name="T25">8</text:span>月<text:span text:style-name="T25">31</text:span>日召開都市計畫樁偏差研討會議，並預計<text:span text:style-name="T25">9</text:span>月<text:span text:style-name="T25">15</text:span>日公告樁位成果。 <text:s text:c="3"/></text:p>
                    </text:list-item>
                  </text:list>
                </text:list-item>
                <text:list-item>
                  <text:p text:style-name="P23"><text:span text:style-name="T13">有關余逸隆因所有七堵區友蚋段港口小段</text:span><text:span text:style-name="T15">13-4</text:span><text:span text:style-name="T13">地號土地面積減少(尚未更正)請求國家賠償上訴案，高等法院業於</text:span><text:span text:style-name="T15">8</text:span><text:span text:style-name="T13">月</text:span><text:span text:style-name="T15">24</text:span><text:span text:style-name="T13">日開庭。 </text:span></text:p>
                </text:list-item>
                <text:list-item>
                  <text:p text:style-name="P23"><text:span text:style-name="T13">有關本所測量助理</text:span><text:span text:style-name="T15">2</text:span><text:span text:style-name="T13">名職缺甄選上網公告於</text:span><text:span text:style-name="T15">8</text:span><text:span text:style-name="T13">月</text:span><text:span text:style-name="T15">24</text:span><text:span text:style-name="T13">日截止，並於</text:span><text:span text:style-name="T15">9</text:span><text:span text:style-name="T13">月</text:span><text:span text:style-name="T15">10</text:span><text:span text:style-name="T13">日辦理面試完竣。 <text:s text:c="3"/></text:span></text:p>
                </text:list-item>
              </text:list>
            </text:list-item>
            <text:list-item>
              <text:p text:style-name="P19">第三課</text:p>
              <text:list>
                <text:list-item>
                  <text:p text:style-name="P24">送<text:span text:style-name="預設段落字型"><text:span text:style-name="T6">交總務之本所107年</text:span></text:span><text:span text:style-name="預設段落字型"><text:span text:style-name="T9">8</text:span></text:span><text:span text:style-name="預設段落字型"><text:span text:style-name="T6">月奉核以零用金支付案件共</text:span></text:span><text:span text:style-name="預設段落字型"><text:span text:style-name="T7">23</text:span></text:span><text:span text:style-name="預設段落字型"><text:span text:style-name="T6">件，均已領取；另本所107年</text:span></text:span><text:span text:style-name="預設段落字型"><text:span text:style-name="T9">8</text:span></text:span><text:span text:style-name="預設段落字型"><text:span text:style-name="T6">月2萬元以上及跨年度退費申請案1件、辦理中。</text:span></text:span></text:p>
                </text:list-item>
                <text:list-item>
                  <text:p text:style-name="P24"><text:span text:style-name="預設段落字型"><text:span text:style-name="T6">本課107年</text:span></text:span><text:span text:style-name="預設段落字型"><text:span text:style-name="T9">8</text:span></text:span><text:span text:style-name="預設段落字型"><text:span text:style-name="T6">月無民眾投訴，「電話代查公告現值創新服務」、「網路申請歷年公告地價資料」及「網路申請檔案閱覽抄錄複製」業於網路宣導，電話代查服務107年</text:span></text:span><text:span text:style-name="預設段落字型"><text:span text:style-name="T9">8</text:span></text:span><text:span text:style-name="預設段落字型"><text:span text:style-name="T6">月共服務8件。</text:span></text:span></text:p>
                </text:list-item>
                <text:list-item>
                  <text:p text:style-name="P24"><text:span text:style-name="預設段落字型"><text:span text:style-name="T6">9月8日至9日本市豪大雨，受災較嚴重之安樂區新西街207巷及中山區復興路212巷，地價承辦同仁10日上班時立即至現場勘查，該等區段之地價將於年底作業予以檢討調整。</text:span></text:span></text:p>
                </text:list-item>
                <text:list-item>
                  <text:p text:style-name="P24"><text:span text:style-name="預設段落字型"><text:span text:style-name="T6">本課約僱人員職缺1名，目前辦理簽約中，謝謝人事的協助。</text:span></text:span></text:p>
                </text:list-item>
              </text:list>
            </text:list-item>
            <text:list-item>
              <text:p text:style-name="P25">會計</text:p>
              <text:list>
                <text:list-item>
                  <text:p text:style-name="P26"><text:span text:style-name="預設段落字型"><text:span text:style-name="T8">本所107年度截至8月底止歳入及歲出執行率如下：</text:span></text:span></text:p>
                  <text:list>
                    <text:list-item>
                      <text:p text:style-name="P26"><text:span text:style-name="預設段落字型"><text:span text:style-name="T8">歲入部分：</text:span></text:span></text:p>
                      <text:list>
                        <text:list-item>
                          <text:p text:style-name="P26"><text:span text:style-name="預設段落字型"><text:span text:style-name="T8">罰金罰鍰及怠金：68.12%</text:span></text:span></text:p>
                        </text:list-item>
                        <text:list-item>
                          <text:p text:style-name="P26"><text:soft-page-break/><text:span text:style-name="預設段落字型"><text:span text:style-name="T8">行政規費收入：102.51%</text:span></text:span></text:p>
                        </text:list-item>
                        <text:list-item>
                          <text:p text:style-name="P26"><text:span text:style-name="預設段落字型"><text:span text:style-name="T8">使用規費收入：99.46%</text:span></text:span></text:p>
                        </text:list-item>
                      </text:list>
                    </text:list-item>
                    <text:list-item>
                      <text:p text:style-name="P26"><text:span text:style-name="預設段落字型"><text:span text:style-name="T8">歲出部分：</text:span></text:span></text:p>
                      <text:list>
                        <text:list-item>
                          <text:p text:style-name="P26"><text:span text:style-name="預設段落字型"><text:span text:style-name="T8">行政管理：78.69%</text:span></text:span></text:p>
                        </text:list-item>
                        <text:list-item>
                          <text:p text:style-name="P26"><text:span text:style-name="預設段落字型"><text:span text:style-name="T8">土地建物登記：93.41%</text:span></text:span></text:p>
                        </text:list-item>
                        <text:list-item>
                          <text:p text:style-name="P26"><text:span text:style-name="預設段落字型"><text:span text:style-name="T8">土地建物測量及複丈：</text:span></text:span><text:span text:style-name="預設段落字型"><text:span text:style-name="T10">2</text:span></text:span><text:span text:style-name="預設段落字型"><text:span text:style-name="T8">1.37%</text:span></text:span></text:p>
                        </text:list-item>
                        <text:list-item>
                          <text:p text:style-name="P26"><text:span text:style-name="預設段落字型"><text:span text:style-name="T8">平均地權：66.65%</text:span></text:span></text:p>
                        </text:list-item>
                        <text:list-item>
                          <text:p text:style-name="P15"><text:span text:style-name="預設段落字型"><text:span text:style-name="T11">一般建築及設備：0%</text:span></text:span></text:p>
                        </text:list-item>
                      </text:list>
                    </text:list-item>
                  </text:list>
                </text:list-item>
                <text:list-item>
                  <text:p text:style-name="P15"><text:span text:style-name="預設段落字型"><text:span text:style-name="T11">依據107年9月7日基府主會貳字第1070135553號函轉行政院主計總處為協助各機關推動內部控制相關工作，製作「辦理內部控制(含監督作業)經驗分享-臺北市政府推動情形」數位課程業已置於「</text:span></text:span><text:span text:style-name="預設段落字型"><text:span text:style-name="T12">e等公務園+學習平臺」(網址：https://elearn.hrd.gov.tw/info/10007561），請同仁踴躍上網選讀。</text:span></text:span></text:p>
                </text:list-item>
              </text:list>
            </text:list-item>
            <text:list-item>
              <text:p text:style-name="P16"><text:span text:style-name="預設段落字型"><text:span text:style-name="T20">人事</text:span></text:span></text:p>
              <text:list>
                <text:list-item>
                  <text:p text:style-name="P17"><text:span text:style-name="預設段落字型"><text:span text:style-name="T20">「軍公教人員兼職費支給表」自</text:span></text:span><text:span text:style-name="預設段落字型"><text:span text:style-name="T22">107</text:span></text:span><text:span text:style-name="預設段落字型"><text:span text:style-name="T20">年</text:span></text:span><text:span text:style-name="預設段落字型"><text:span text:style-name="T22">9</text:span></text:span><text:span text:style-name="預設段落字型"><text:span text:style-name="T20">月</text:span></text:span><text:span text:style-name="預設段落字型"><text:span text:style-name="T22">1</text:span></text:span><text:span text:style-name="預設段落字型"><text:span text:style-name="T20">日生效。 </text:span></text:span></text:p>
                </text:list-item>
                <text:list-item>
                  <text:p text:style-name="P18"><text:span text:style-name="預設段落字型"><text:span text:style-name="T20">「各機關學校聘僱人員離職儲金給與辦法」已修正為「各機關學校聘僱人員離職給與辦法」並修正部分條文；案業經考試院、行政院於民國</text:span></text:span><text:span text:style-name="預設段落字型"><text:span text:style-name="T22">107</text:span></text:span><text:span text:style-name="預設段落字型"><text:span text:style-name="T20">年</text:span></text:span><text:span text:style-name="預設段落字型"><text:span text:style-name="T22">8</text:span></text:span><text:span text:style-name="預設段落字型"><text:span text:style-name="T20">月</text:span></text:span><text:span text:style-name="預設段落字型"><text:span text:style-name="T22">28</text:span></text:span><text:span text:style-name="預設段落字型"><text:span text:style-name="T20">日會同修正發布，並自同年</text:span></text:span><text:span text:style-name="預設段落字型"><text:span text:style-name="T22">7</text:span></text:span><text:span text:style-name="預設段落字型"><text:span text:style-name="T20">月</text:span></text:span><text:span text:style-name="預設段落字型"><text:span text:style-name="T22">1</text:span></text:span><text:span text:style-name="預設段落字型"><text:span text:style-name="T20">日施行。本次修正主要係規定自</text:span></text:span><text:span text:style-name="預設段落字型"><text:span text:style-name="T22">107</text:span></text:span><text:span text:style-name="預設段落字型"><text:span text:style-name="T20">年</text:span></text:span><text:span text:style-name="預設段落字型"><text:span text:style-name="T22">7</text:span></text:span><text:span text:style-name="預設段落字型"><text:span text:style-name="T20">月</text:span></text:span><text:span text:style-name="預設段落字型"><text:span text:style-name="T22">1</text:span></text:span><text:span text:style-name="預設段落字型"><text:span text:style-name="T20">日起，聘僱人員應依勞工退休金條例第</text:span></text:span><text:span text:style-name="預設段落字型"><text:span text:style-name="T22">7</text:span></text:span><text:span text:style-name="預設段落字型"><text:span text:style-name="T20">條第</text:span></text:span><text:span text:style-name="預設段落字型"><text:span text:style-name="T22">2</text:span></text:span><text:span text:style-name="預設段落字型"><text:span text:style-name="T20">項及相關規定提繳退休金。 </text:span></text:span></text:p>
                </text:list-item>
              </text:list>
            </text:list-item>
          </text:list>
        </text:list-item>
        <text:list-item>
          <text:p text:style-name="P18"><text:span text:style-name="預設段落字型"><text:span text:style-name="T20">主席裁示 </text:span></text:span></text:p>
          <text:list>
            <text:list-item>
              <text:p text:style-name="P18"><text:span text:style-name="預設段落字型"><text:span text:style-name="T20">感謝各課派員協助於假日辦理中山區新仙洞段(第1期)地籍圖重測轉檔作業。</text:span></text:span></text:p>
            </text:list-item>
            <text:list-item>
              <text:p text:style-name="P18"><text:span text:style-name="預設段落字型"><text:span text:style-name="T20">請二課整理分析新仙洞段(第2期)重測可能產生之面積增減情形讓本人瞭解。</text:span></text:span></text:p>
            </text:list-item>
            <text:list-item>
              <text:p text:style-name="P18"><text:span text:style-name="預設段落字型"><text:span text:style-name="T20">請二課分析余逸隆請求國家賠償案本所敗訴及進行和解之賠償金額差異，以利後續之處理。</text:span></text:span></text:p>
            </text:list-item>
            <text:list-item>
              <text:p text:style-name="P18"><text:span text:style-name="預設段落字型"><text:span text:style-name="T20">中山區中山段重測成果公告請務必於11月1日辦理。</text:span></text:span></text:p>
            </text:list-item>
            <text:list-item>
              <text:p text:style-name="P18"><text:soft-page-break/><text:span text:style-name="預設段落字型"><text:span text:style-name="T20">9月8、9日本市豪大雨</text:span></text:span><text:span text:style-name="預設段落字型"><text:span text:style-name="T21">導致部分地區淹水</text:span></text:span><text:span text:style-name="預設段落字型"><text:span text:style-name="T20">受災，感謝余宗進、陳家耀於9日下午趕赴新西街207巷受災現場協助提供相關資料；另有關受災影響地區，務必於年底辦理地價作業時納入檢討。</text:span></text:span></text:p>
            </text:list-item>
            <text:list-item>
              <text:p text:style-name="P18"><text:span text:style-name="預設段落字型"><text:span text:style-name="T20">同仁簽辦公文或簽呈時，請檢附完整原案資料，並請各課課長協助指導及檢核。</text:span></text:span></text:p>
            </text:list-item>
            <text:list-item>
              <text:p text:style-name="P18"><text:span text:style-name="預設段落字型"><text:span text:style-name="T20">9月19日至10月18日議會期間(10月8、9、11~16日預算審核)，各課課長如非必要請不要請假。</text:span></text:span></text:p>
            </text:list-item>
            <text:list-item>
              <text:p text:style-name="P18"><text:span text:style-name="預設段落字型"><text:span text:style-name="T20">本所目前遇到颱風等天然災害時，並未建立完整之制度因應，請各課先收集資料，於下次會議針對是否應派員進駐，及進駐後之相關事項進行討論。</text:span></text:span></text:p>
            </text:list-item>
          </text:list>
        </text:list-item>
        <text:list-item>
          <text:p text:style-name="P18"><text:span text:style-name="預設段落字型"><text:span text:style-name="T20">散會：下午4時30分</text:span></text:span></text:p>
        </text:list-item>
      </text:list>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0.882cm" fo:text-align="justify" style:justify-single-word="false" style:page-number="auto" style:shadow="none" style:text-autospace="none" style:punctuation-wrap="simple" style:line-break="normal">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2"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fo:font-size="16pt" style:font-size-asian="16pt"/>
    </style:style>
    <style:style style:name="List" style:family="paragraph" style:hidden="true" style:parent-style-name="Text_20_body" style:class="list">
      <style:text-properties fo:font-size="14pt" style:font-size-asian="14pt"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hidden="true" style:parent-style-name="Standard" style:class="index">
      <style:paragraph-properties text:number-lines="false" text:line-number="0"/>
      <style:text-properties fo:font-size="14pt" style:font-size-asian="14pt"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style:page-number="auto"/>
      <style:text-properties fo:font-size="14pt" style:font-size-asian="14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style:page-number="auto"/>
      <style:text-properties fo:font-size="16pt" style:font-size-asian="16pt"/>
    </style:style>
    <style:style style:name="_31_8PT_20_--_20_對齊邊線" style:display-name="18PT -- 對齊邊線" style:family="paragraph" style:parent-style-name="Text_20_body">
      <style:paragraph-properties fo:line-height="1.06cm"/>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text-indent="0cm" style:auto-text-indent="fals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text-indent="0cm" style:auto-text-indent="fals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style>
    <style:style style:name="_31_6PT_20_--_20_邊線縮1字_20_" style:display-name="16PT -- 邊線縮1字 " style:family="paragraph" style:parent-style-name="Text_20_body">
      <style:paragraph-properties fo:margin-left="0.57cm" fo:margin-right="0cm" fo:text-indent="0cm" style:auto-text-indent="false"/>
    </style:style>
    <style:style style:name="_31_6PT_20_--_20_邊線縮1字_20__20_首字突2字" style:display-name="16PT -- 邊線縮1字  首字突2字" style:family="paragraph" style:parent-style-name="_31_6PT_20_--_20_邊線縮1字_20_">
      <style:paragraph-properties fo:margin-left="1.709cm" fo:margin-right="0cm" fo:text-indent="-1.139cm" style:auto-text-indent="fals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text-indent="1.139cm" style:auto-text-indent="false"/>
    </style:style>
    <style:style style:name="_31_6PT_20_--_20_邊線縮2字_20_" style:display-name="16PT -- 邊線縮2字 " style:family="paragraph" style:parent-style-name="Text_20_body">
      <style:paragraph-properties fo:margin-left="1.139cm" fo:margin-right="0cm" fo:text-indent="0cm" style:auto-text-indent="false"/>
    </style:style>
    <style:style style:name="_31_6PT_20_--_20_邊線縮2字_20_首字突2字" style:display-name="16PT -- 邊線縮2字 首字突2字" style:family="paragraph" style:parent-style-name="_31_6PT_20_--_20_邊線縮2字_20_">
      <style:paragraph-properties fo:margin-left="2.281cm" fo:margin-right="0cm" fo:text-indent="-1.139cm" style:auto-text-indent="fals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text-indent="1.139cm" style:auto-text-indent="fals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11cm" fo:text-indent="0cm" style:auto-text-indent="fals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11cm" fo:text-indent="0cm" style:auto-text-indent="fals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hidden="true"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hidden="true"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hidden="true"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style:page-number="auto"/>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0.651cm" fo:padding="0cm" fo:border="none" text:number-lines="false" text:line-number="0"/>
    </style:style>
    <style:style style:name="Table" style:family="paragraph" style:parent-style-name="Caption" style:class="extra">
      <style:paragraph-properties fo:margin-top="0cm" fo:margin-bottom="0cm" loext:contextual-spacing="false" fo:line-height="0.651cm"/>
    </style:style>
    <style:style style:name="Table_20_index_20_1" style:display-name="Table index 1" style:family="paragraph" style:parent-style-name="Index" style:class="index">
      <style:paragraph-properties fo:margin-left="0cm" fo:margin-right="0cm" fo:line-height="0.651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9.999cm" fo:text-indent="0cm" style:auto-text-indent="false" style:page-number="auto" text:number-lines="false" text:line-number="0"/>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hidden="true" style:parent-style-name="Caption" style:class="extra"/>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line-height="0.499cm" fo:text-align="center" style:justify-single-word="false" style:page-number="auto" text:number-lines="false" text:line-number="0">
        <style:tab-stops>
          <style:tab-stop style:position="8.5cm" style:type="center"/>
          <style:tab-stop style:position="17cm" style:type="right"/>
        </style:tab-stops>
      </style:paragraph-properties>
      <style:text-properties fo:font-size="12pt" style:font-size-asian="12pt"/>
    </style:style>
    <style:style style:name="Header" style:family="paragraph" style:parent-style-name="Standard" style:class="extra">
      <style:paragraph-properties fo:line-height="0.9cm" fo:text-align="center" style:justify-single-word="false" text:number-lines="false" text:line-number="0">
        <style:tab-stops>
          <style:tab-stop style:position="8.5cm" style:type="center"/>
          <style:tab-stop style:position="17cm" style:type="right"/>
        </style:tab-stops>
      </style:paragraph-properties>
      <style:text-properties fo:font-size="18pt" style:font-size-asian="18pt"/>
    </style:style>
    <style:style style:name="Frame_20_contents" style:display-name="Frame contents" style:family="paragraph" style:parent-style-name="Standard" style:class="extra" style:master-page-name="">
      <style:paragraph-properties fo:line-height="0.651cm" style:page-number="auto"/>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0.499cm" fo:text-indent="-0.598cm" style:auto-text-indent="false" style:page-number="auto"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內文最後一行左右對齊" style:family="paragraph" style:parent-style-name="Text_20_body">
      <style:paragraph-properties fo:text-align="justify" fo:text-align-last="justify" style:justify-single-word="false"/>
    </style:style>
    <style:style style:name="表格最後一行左右對齊" style:family="paragraph" style:parent-style-name="Table_20_Contents">
      <style:paragraph-properties fo:text-align="justify" fo:text-align-last="justify" style:justify-single-word="false"/>
    </style:style>
    <style:style style:name="Contents_20_1" style:display-name="Contents 1" style:family="paragraph" style:parent-style-name="Index" style:class="index">
      <style:paragraph-properties fo:margin-left="0cm" fo:margin-right="0cm" fo:margin-top="0.318cm" fo:margin-bottom="0.318cm" loext:contextual-spacing="false" fo:text-indent="0cm" style:auto-text-indent="false">
        <style:tab-stops>
          <style:tab-stop style:position="17cm" style:type="right" style:leader-style="dotted" style:leader-text="."/>
        </style:tab-stops>
      </style:paragraph-properties>
      <style:text-properties fo:font-size="18pt" fo:font-weight="bold" style:font-size-asian="18pt" style:font-weight-asian="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501cm" style:type="right" style:leader-style="dotted" style:leader-text="."/>
        </style:tab-stops>
      </style:paragraph-properties>
      <style:text-properties fo:font-size="16pt" style:font-size-asian="16pt"/>
    </style:style>
    <style:style style:name="註解方塊文字" style:family="paragraph" style:default-outline-level="">
      <style:paragraph-properties fo:margin-top="0cm" fo:margin-bottom="0.212cm" loext:contextual-spacing="false" fo:hyphenation-ladder-count="no-limit"/>
      <style:text-properties style:font-name="Calibri Light" fo:font-family="'Calibri Light'" style:font-family-generic="roman" style:font-pitch="variable" fo:font-size="8pt" style:font-size-asian="8pt" style:font-name-complex="Calibri Light1" style:font-family-complex="'Calibri Light'" style:font-family-generic-complex="system" style:font-pitch-complex="variable" style:font-size-complex="9pt" fo:hyphenate="true" fo:hyphenation-remain-char-count="2" fo:hyphenation-push-char-count="2"/>
    </style:style>
    <style:style style:name="標號" style:family="paragraph" style:parent-style-name="Standard" style:default-outline-level="">
      <style:paragraph-properties fo:margin-top="0.212cm" fo:margin-bottom="0.212cm" loext:contextual-spacing="false" fo:hyphenation-ladder-count="no-limit"/>
      <style:text-properties fo:font-style="italic" style:font-style-asian="italic" fo:hyphenate="false" fo:hyphenation-remain-char-count="2" fo:hyphenation-push-char-count="2"/>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4pt標楷體" style:display-name="14pt標楷體" style:family="text">
      <style:text-properties style:font-name="標楷體" fo:font-family="標楷體" style:font-style-name="標準" style:font-family-generic="script" style:font-pitch="fixed" fo:font-size="14pt" style:font-name-asian="標楷體" style:font-family-asian="標楷體" style:font-style-name-asian="標準" style:font-family-generic-asian="script" style:font-pitch-asian="fixed" style:font-size-asian="14pt"/>
    </style:style>
    <style:style style:name="Index_20_Link" style:display-name="Index Link" style:family="text"/>
    <style:style style:name="預設段落字型" style:family="text"/>
    <style:style style:name="WW_5f_CharLFO1LVL4" style:display-name="WW_CharLFO1LVL4" style:family="text">
      <style:text-properties style:font-name="StarSymbol" fo:font-family="StarSymbol" style:font-family-generic="roman" style:font-pitch="variable" style:font-name-asian="OpenSymbol1" style:font-family-asian="OpenSymbol"/>
    </style:style>
    <style:style style:name="WW_5f_CharLFO1LVL3" style:display-name="WW_CharLFO1LVL3" style:family="text">
      <style:text-properties fo:font-size="14pt" style:font-name-asian="標楷體2" style:font-family-asian="標楷體" style:font-size-asian="14pt"/>
    </style:style>
    <style:style style:name="WW_5f_CharLFO1LVL2" style:display-name="WW_CharLFO1LVL2" style:family="text">
      <style:text-properties fo:font-size="14pt" style:font-size-asian="14pt"/>
    </style:style>
    <style:style style:name="註解方塊文字_20_字元" style:display-name="註解方塊文字 字元" style:family="text">
      <style:text-properties style:font-name="Calibri Light" fo:font-family="'Calibri Light'" style:font-family-generic="roman" style:font-pitch="variable" fo:font-size="9pt" style:font-name-asian="新細明體" style:font-family-asian="新細明體" style:font-size-asian="9pt"/>
    </style:style>
    <style:style style:name="頁首_20_字元" style:display-name="頁首 字元" style:family="text">
      <style:text-properties fo:font-size="10pt" style:font-size-asian="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31_4pt公文標準_3010_一_3001__28_一_29_1._28_1_29_甲_3001__28_甲_29__3011_" style:display-name="14pt公文標準【一、(一)1.(1)甲、(甲)】">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甲, 乙, 丙, ...">
        <style:list-level-properties text:list-level-position-and-space-mode="label-alignment">
          <style:list-level-label-alignment text:label-followed-by="nothing" fo:text-indent="-0.988cm" fo:margin-left="2.963cm"/>
        </style:list-level-properties>
      </text:list-level-style-number>
      <text:list-level-style-number text:level="6" text:style-name="_31_4pt標楷體" style:num-prefix="(" style:num-suffix=")" style:num-format="甲, 乙, 丙, ...">
        <style:list-level-properties text:list-level-position-and-space-mode="label-alignment">
          <style:list-level-label-alignment text:label-followed-by="nothing" fo:text-indent="-0.988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1">
        <style:list-level-properties text:list-level-position-and-space-mode="label-alignment">
          <style:list-level-label-alignment text:label-followed-by="nothing" fo:text-indent="-0.564cm" fo:margin-left="5.715cm"/>
        </style:list-level-properties>
      </text:list-level-style-number>
      <text:list-level-style-number text:level="9" text:style-name="_31_4pt標楷體"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常用編號_3010_一_3001__28_一_29_1._28_1_29_A.a._2460__3011_" style:display-name="14pt常用編號【一、(一)1.(1)A.a.①】">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A">
        <style:list-level-properties text:list-level-position-and-space-mode="label-alignment">
          <style:list-level-label-alignment text:label-followed-by="nothing" fo:text-indent="-0.494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_31_4pt標楷體"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一, 二, 三, ...">
        <style:list-level-properties text:list-level-position-and-space-mode="label-alignment">
          <style:list-level-label-alignment text:label-followed-by="nothing" fo:text-indent="-0.635cm" fo:margin-left="6.985cm"/>
        </style:list-level-properties>
      </text:list-level-style-number>
    </text:list-style>
    <text:list-style style:name="_31_4pt完整十層_3010_壹_3001_一_3001__28_一_29_1._28_1_29_A.a.甲_3001__28_甲_29__2460__3011_" style:display-name="14pt完整十層【壹、一、(一)1.(1)A.a.甲、(甲)①】">
      <text:list-level-style-number text:level="1" text:style-name="_31_4pt標楷體" style:num-suffix="、" style:num-format="壹, 貳, 參,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prefix="(" style:num-suffix=")" style:num-format="一, 二, 三, ...">
        <style:list-level-properties text:list-level-position-and-space-mode="label-alignment">
          <style:list-level-label-alignment text:label-followed-by="nothing" fo:text-indent="-0.988cm" fo:margin-left="1.976cm"/>
        </style:list-level-properties>
      </text:list-level-style-number>
      <text:list-level-style-number text:level="4" text:style-name="_31_4pt標楷體" style:num-suffix="." style:num-format="1">
        <style:list-level-properties text:list-level-position-and-space-mode="label-alignment">
          <style:list-level-label-alignment text:label-followed-by="nothing" fo:text-indent="-0.494cm" fo:margin-left="2.469cm"/>
        </style:list-level-properties>
      </text:list-level-style-number>
      <text:list-level-style-number text:level="5" text:style-name="_31_4pt標楷體" style:num-prefix="(" style:num-suffix=")" style:num-format="1">
        <style:list-level-properties text:list-level-position-and-space-mode="label-alignment">
          <style:list-level-label-alignment text:label-followed-by="nothing" fo:text-indent="-0.741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suffix="." style:num-format="a">
        <style:list-level-properties text:list-level-position-and-space-mode="label-alignment">
          <style:list-level-label-alignment text:label-followed-by="nothing" fo:text-indent="-0.494cm" fo:margin-left="3.951cm"/>
        </style:list-level-properties>
      </text:list-level-style-number>
      <text:list-level-style-number text:level="8" text:style-name="_31_4pt標楷體" style:num-suffix="、" style:num-format="甲, 乙, 丙, ...">
        <style:list-level-properties text:list-level-position-and-space-mode="label-alignment">
          <style:list-level-label-alignment text:label-followed-by="nothing" fo:text-indent="-0.988cm" fo:margin-left="4.445cm"/>
        </style:list-level-properties>
      </text:list-level-style-number>
      <text:list-level-style-number text:level="9" text:style-name="_31_4pt標楷體" style:num-prefix="(" style:num-suffix=")" style:num-format="甲, 乙, 丙, ...">
        <style:list-level-properties text:list-level-position-and-space-mode="label-alignment">
          <style:list-level-label-alignment text:label-followed-by="nothing" fo:text-indent="-0.988cm" fo:margin-left="4.939cm"/>
        </style:list-level-properties>
      </text:list-level-style-number>
      <text:list-level-style-number text:level="10" text:style-name="_31_4pt標楷體" style:num-format="①, ②, ③, ...">
        <style:list-level-properties text:list-level-position-and-space-mode="label-alignment">
          <style:list-level-label-alignment text:label-followed-by="nothing" fo:text-indent="-0.441cm" fo:margin-left="5.433cm"/>
        </style:list-level-properties>
      </text:list-level-style-number>
    </text:list-style>
    <text:list-style style:name="_31_2PT_20_--_20_一_3001__20__28_一_29__20__20_1_3001__20__28_1_29__20__20_A_3001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6PT_20_--_20_一_3001__20__20__28_一_29__20__20__20_1_3001__20__20__28_1_29__20__20__20_A_3001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一_3001__20__20__28_一_29__20__20__20_1_3001__20__20__28_1_29__20__20__20_A_3001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2PT_20_--_20_1_3001__20__28_1_29__20__20_A_3001__20__28_A_29__20__20_a_3001__20__28_a_29_" style:display-name="12PT -- 1、 (1)  A、 (A)  a、 (a)">
      <text:list-level-style-number text:level="1"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1_3001__20__20__28_1_29__20__20__20_A_3001__20__20__28_A_29__20__20__20_a_3001__20__20__28_a_29_" style:display-name="14PT -- 1、  (1)   A、  (A)   a、  (a)">
      <text:list-level-style-number text:level="1"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_28_1_29__20__20__2460__20__20_A._20__20__28_A_29__20__20__20__24b6__20__20_a._20_" style:display-name="14PT -- (1)  ①  A.  (A)   Ⓐ  a. ">
      <text:list-level-style-number text:level="1"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2460__24b6__20__20_字型"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2460__24b6__20__20_字型" style:num-format="">
        <style:list-level-properties text:list-level-position-and-space-mode="label-alignment">
          <style:list-level-label-alignment text:label-followed-by="nothing"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level-style-number text:level="10" style:num-prefix=" " style:num-suffix="." style:num-format="1">
        <style:list-level-properties text:list-level-position-and-space-mode="label-alignment">
          <style:list-level-label-alignment text:label-followed-by="nothing"/>
        </style:list-level-properties>
      </text:list-level-style-number>
    </text:list-style>
    <text:list-style style:name="_31_2PT_20_--_20__28_一_29__20__20_1_3001__20__28_1_29__20__20_A_3001__20__28_A_29__20__20_a_3001_"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6PT_20_--_20__28_一_29__20__20__20_1_3001__20__20__28_1_29__20__20__20_A_3001__20__20__28_A_29__20__20__20_a_3001_"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_31_6PT_20_--_20_壹_3001__20__20_一_3001__20__20__28_一_29__20__20__20_1_3001__20__20__28_1_29__20__20__20_A_3001_"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_20_--_20_壹_3001__20__20_一_3001__20__20__28_一_29__20__20__20_1_3001__20__20__28_1_29__20__20__20_A_3001_"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nothing"/>
        </style:list-level-properties>
      </text:list-level-style-number>
    </text:list-style>
    <text:list-style style:name="_31_4PT_20_--_20__28_一_29__20__20__20_1_3001__20__20__28_1_29__20__20__20_A_3001__20__20__28_A_29__20__20__20_a_3001_"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3001__20__20__28_1_29__20__20__20_A_3001__20__20__28_A_29__20__20__20_a_3001__20__28_a_29_" style:display-name="16PT -- 1、  (1)   A、  (A)   a、 (a)">
      <text:list-level-style-number text:level="1"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_31_4PT_20_--_20_1._20__20__28_1_29__20__20__2460__20__20_A._20__20__28_A_29__20__20__24b6__20_" style:display-name="14PT -- 1.  (1)  ①  A.  (A)  Ⓐ ">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2460__24b6__20__20_字型"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2460__24b6__20__20_字型" style:num-format="">
        <style:list-level-properties text:list-level-position-and-space-mode="label-alignment">
          <style:list-level-label-alignment text:label-followed-by="nothing" fo:text-indent="-0.501cm" fo:margin-left="3.3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460__20__20_A._20__20__28_A_29__20__20__20__24b6__20__20_a._20__20__20__28_a_29_" style:display-name="14PT -- ①  A.  (A)   Ⓐ  a.   (a)">
      <text:list-level-style-number text:level="1" text:style-name="_2460__24b6__20__20_字型"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2460__24b6__20__20_字型" style:num-format="">
        <style:list-level-properties text:list-level-position-and-space-mode="label-alignment">
          <style:list-level-label-alignment text:label-followed-by="nothing" fo:text-indent="-0.501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1._20__20__28_1_29__20__20_A._20__20__28_A_29__20__20_a._20__20__28_a_29_" style:display-name="12PT -- 1.  (1)  A.  (A)  a.  (a)">
      <text:list-level-style-number text:level="1"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壹_3001_一_3001__20__28_一_29__20__20_1_3001__20__28_1_29__20__20_A_3001_"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_31_2PT_20_--_20_壹_3001_一_3001__20__28_一_29__20__20__20_1._20__20__28_1_29__20__20__20_A."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_28_一_29__20__20_1._20__20__20__28_1_29__20__20_A._20__20__20__28_A_29__20__20_a."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一_3001__20__28_一_29__20__20_1._20__20__20__28_1_29__20__20_A._20__20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1._20__20__20__28_1_29__20__20__20_A._20__20__20__28_A_29__20__20__20_a._20__20__20__28_a_29_" style:display-name="14PT -- 1.   (1)   A.   (A)   a.   (a)">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1_29__20__20_A._20__20__28_A_29__20__20_a._20__20__20__28_a_29__20__20__20__28_a-1_29_" style:display-name="14PT -- (1)  A.  (A)  a.   (a)   (a-1)">
      <text:list-level-style-number text:level="1"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一_29__20__20__20_1._20__20__20__28_1_29__20__20__20_A._20__20__20__28_A_29__20__20__20_a."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一_3001__20__20__28_一_29__20__20__20_1._20__20__20__28_1_29__20__20__20_A._20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壹_3001__20__20_一_3001__20__20__28_一_29__20__20__20_1._20__20__28_1_29__20__20__20_A."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20__20__20__20__20__28_1_29__20__20__20_A._20__20__20__28_A_29__20__20__20_a._20__20__20__20__28_a_29_" style:display-name="16PT -- 1.     (1)   A.   (A)   a.    (a)">
      <text:list-level-style-number text:level="1"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6PT_20_--_20__28_一_29__20__20__20_1._20__20__20__28_1_29__20__20__20_A._20__20__28_A_29__20__20__20_a."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一_3001__20__20__28_一_29__20__20__20_1._20__20__20__20__28_1_29__20__20__20_A._20__20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壹_3001__20__20_一_3001__20__20__28_一_29__20__20__20_1._20__20__20__20__28_1_29__20__20__20_A."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1_3001__20__20__28_1_29__20__20__20_A_3001__20__20__28_A_29__20__20__20_a_3001__20__28_a_29_" style:display-name="18PT -- 1、  (1)   A、  (A)   a、 (a)">
      <text:list-level-style-number text:level="1"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8PT_20_--_20_1._20__20__20__20__20__28_1_29__20__20__20_A._20__20__20__28_A_29__20__20__20_a._20__20__20__20__28_a_29_" style:display-name="18PT -- 1.     (1)   A.   (A)   a.    (a)">
      <text:list-level-style-number text:level="1"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3001__20__20__28_1_29__20__20__20_A_3001__20__20__28_A_29__20__20__20_a_3001_"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20__20__20__28_1_29__20__20__20_A._20__20__28_A_29__20__20__20_a."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3001__20__20__28_1_29__20__20__20_A_3001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20__20__20__20__28_1_29__20__20__20_A._20__20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3001__20__20__28_1_29__20__20__20_A_3001_"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20__20__20__20__28_1_29__20__20__20_A."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age-count>5</text:page-count></text:p>
      </style:footer>
    </style:master-page>
    <style:master-page style:name="Landscape" style:page-layout-name="Mpm2">
      <style:footer>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footer>
        <text:p text:style-name="Footer"/>
      </style:footer>
    </style:master-page>
    <style:master-page style:name="Envelope" style:page-layout-name="Mpm6">
      <style:footer>
        <text:p text:style-name="Footer"/>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19:01.731000000</meta:creation-date>
    <meta:editing-duration>PT13H54M11S</meta:editing-duration>
    <meta:editing-cycles>72</meta:editing-cycles>
    <meta:generator>NDC_ODF_Application_Tools/1.0.2$Windows_X86_64 LibreOffice_project/e7b18eac6983b57cd36244d0d7751dceefe72182</meta:generator>
    <dc:title>會議記錄</dc:title>
    <dc:date>2018-09-19T15:15:15.934000000</dc:date>
    <meta:print-date>2018-09-11T13:55:50.740000000</meta:print-date>
    <meta:document-statistic meta:table-count="4" meta:image-count="0" meta:object-count="0" meta:page-count="5" meta:paragraph-count="143" meta:word-count="2249" meta:character-count="2704" meta:non-whitespace-character-count="2622"/>
    <meta:template xlink:type="simple" xlink:actuate="onRequest" xlink:title="會議記錄" xlink:href="file:///C:/Program%20Files/NDC%20ODF%20Application%20Tools%206/share/template/common/NDCGOVODFTool/Writer_Meeting_Minutes.ott" meta:date="2018-04-23T11:19:01.517000000"/>
  </office:meta>
</office:document-meta>
</file>